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2" style:family="paragraph" style:parent-style-name="Standard" style:list-style-name="L1">
      <style:paragraph-properties fo:margin-left="2.501cm" fo:margin-right="0cm" fo:text-indent="-0.635cm" style:auto-text-indent="false"/>
      <style:text-properties style:text-underline-style="none" fo:font-weight="bold" style:font-weight-asian="bold" style:font-weight-complex="bold"/>
    </style:style>
    <style:style style:name="P3" style:family="paragraph" style:parent-style-name="Standard" style:list-style-name="L1">
      <style:paragraph-properties fo:margin-left="2.501cm" fo:margin-right="0cm" fo:text-indent="-0.635cm" style:auto-text-indent="false"/>
    </style:style>
    <style:style style:name="P4" style:family="paragraph" style:parent-style-name="Standard" style:list-style-name="L1">
      <style:paragraph-properties fo:margin-left="2.501cm" fo:margin-right="0cm" fo:text-indent="-0.635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génierie dirigé par les modèles : </text:p>
      <text:p text:style-name="Standard"/>
      <text:p text:style-name="Standard"/>
      <text:p text:style-name="Standard"/>
      <text:p text:style-name="Standard">Les modèles deviennent des entités de première classe.</text:p>
      <text:p text:style-name="Standard">La recherche actuelle tant à l'automatisation des moyens de changement de niveau d'abstraction </text:p>
      <text:p text:style-name="Standard"/>
      <text:p text:style-name="Standard"/>
      <text:p text:style-name="Standard"/>
      <text:list xml:id="list12982592531" text:style-name="L1">
        <text:list-item>
          <text:p text:style-name="P1"><text:span text:style-name="T1">Transformation de modèle</text:span> (ou correspondance de modèle)</text:p>
        </text:list-item>
        <text:list-item>
          <text:p text:style-name="P2">Les principales approches</text:p>
          <text:p text:style-name="P3">L'approche par programmation</text:p>
          <text:p text:style-name="P3">L'approche par template</text:p>
          <text:p text:style-name="P3">L'approche par modélisation</text:p>
        </text:list-item>
        <text:list-item>
          <text:p text:style-name="P4">Taxonimie des transformations<text:tab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3-29T16:21:56</meta:creation-date>
    <meta:generator>LibreOffice/3.5$Linux_x86 LibreOffice_project/350m1$Build-2</meta:generator>
    <dc:date>2014-03-31T16:03:43</dc:date>
    <dc:creator>Asus </dc:creator>
    <meta:editing-duration>PT24M57S</meta:editing-duration>
    <meta:editing-cycles>4</meta:editing-cycles>
    <meta:document-statistic meta:table-count="0" meta:image-count="0" meta:object-count="0" meta:page-count="1" meta:paragraph-count="9" meta:word-count="52" meta:character-count="378" meta:non-whitespace-character-count="335"/>
  </office:meta>
</office:document-meta>
</file>